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6e8" officeooo:paragraph-rsid="0000d6e8"/>
    </style:style>
    <style:style style:name="P2" style:family="paragraph" style:parent-style-name="Standard">
      <style:text-properties fo:font-weight="bold" officeooo:rsid="0000d6e8" officeooo:paragraph-rsid="0000d6e8" style:font-weight-asian="bold" style:font-weight-complex="bold"/>
    </style:style>
    <style:style style:name="P3" style:family="paragraph" style:parent-style-name="Standard">
      <style:text-properties officeooo:paragraph-rsid="0000d6e8"/>
    </style:style>
    <style:style style:name="P4" style:family="paragraph" style:parent-style-name="Standard">
      <style:text-properties fo:font-weight="normal" officeooo:rsid="0000d6e8" officeooo:paragraph-rsid="0000d6e8" style:font-weight-asian="normal" style:font-weight-complex="normal"/>
    </style:style>
    <style:style style:name="P5" style:family="paragraph" style:parent-style-name="Standard">
      <style:text-properties officeooo:rsid="00020d58" officeooo:paragraph-rsid="00020d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d6e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0d6e8" style:font-weight-asian="normal" style:font-weight-complex="normal"/>
    </style:style>
    <style:style style:name="T5" style:family="text">
      <style:text-properties officeooo:rsid="00020d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Tpsit</text:p>
      <text:p text:style-name="P1"/>
      <text:p text:style-name="P5">01/10/19</text:p>
      <text:p text:style-name="P1"/>
      <text:p text:style-name="P1">Comando <text:span text:style-name="T1">file</text:span><text:span text:style-name="T3"> →comando che restituisce il tipo del file</text:span></text:p>
      <text:p text:style-name="P2">file*→<text:span text:style-name="T3">analizza tutti i file presenti in una cartella</text:span></text:p>
      <text:p text:style-name="P3"><text:span text:style-name="T2">joe prova.txt→</text:span><text:span text:style-name="T4"> apri un nuovo file da terminale</text:span></text:p>
      <text:p text:style-name="P3"><text:span text:style-name="T4"/></text:p>
      <text:p text:style-name="P1"><text:span text:style-name="T3">Comando </text:span><text:span text:style-name="T1">iconv→</text:span><text:span text:style-name="T3"> transcodificare dei testi semplici</text:span></text:p>
      <text:p text:style-name="P2">iconv -f utf-8 -t iso-8859-1 prova.txt &gt;prova.iso.txt <text:span text:style-name="T3">→ transcodifica in iso-8859-1</text:span></text:p>
      <text:p text:style-name="P2"><text:span text:style-name="T3"/></text:p>
      <text:p text:style-name="P2"><text:span text:style-name="T3">inviare un file :</text:span></text:p>
      <text:p text:style-name="P2"><text:span text:style-name="T3">entrare nel </text:span>gestore file<text:span text:style-name="T3"> → scrivere nella barra </text:span>172.30.4.numeropc</text:p>
      <text:p text:style-name="P2"><text:span text:style-name="T3"/></text:p>
      <text:p text:style-name="P2"><text:span text:style-name="T3">comando</text:span> cat→<text:span text:style-name="T3"> visualizza un file</text:span></text:p>
      <text:p text:style-name="P2"><text:span text:style-name="T3"/></text:p>
      <text:p text:style-name="P2"><text:span text:style-name="T3">Il </text:span>terminale<text:span text:style-name="T3"> è visualizzato in </text:span>utf-8</text:p>
      <text:p text:style-name="P4">il <text:span text:style-name="T1">browser </text:span>è visualizzato in <text:span text:style-name="T1">iso-8859-1</text:span></text:p>
      <text:p text:style-name="P2"><text:span text:style-name="T3"/></text:p>
      <text:p text:style-name="P2"><text:span text:style-name="T3">comando </text:span>hexdump <text:span text:style-name="T3">→ converte il file in esadecimale e ascii</text:span></text:p>
      <text:p text:style-name="P2"><text:span text:style-name="T3">20=spazio 0a=invio</text:span></text:p>
      <text:p text:style-name="P2"><text:span text:style-name="T3">caratteri normali = 1 byte</text:span></text:p>
      <text:p text:style-name="P2"><text:span text:style-name="T3">caratteri speciali 1 = 2 byte</text:span></text:p>
      <text:p text:style-name="P2"><text:span text:style-name="T3">altri caratteri speciali = 3-4 byte</text:span></text:p>
      <text:p text:style-name="P2"><text:span text:style-name="T3">iso-8859-1 = 1 byte ogni carattere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2:12:24.406224505</meta:creation-date>
    <dc:date>2019-10-01T12:19:10.938799043</dc:date>
    <meta:editing-duration>PT6M4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10" meta:character-count="692" meta:non-whitespace-character-count="600"/>
  </office:meta>
</office:document-meta>
</file>